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3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Payment</text:p>
          </table:table-cell>
          <table:table-cell table:style-name="ce14" office:value-type="string" calcext:value-type="string">
            <text:p>cook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[.L1]/16" office:value-type="float" office:value="3125" calcext:value-type="float">
            <text:p>3125</text:p>
          </table:table-cell>
        </table:table-row>
        <table:table-row table:style-name="ro3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4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 table:number-columns-repeated="3"/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SUM([.B59:.F59])" office:value-type="float" office:value="7700" calcext:value-type="float">
            <text:p>7700</text:p>
          </table:table-cell>
          <table:table-cell table:style-name="ce21"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5"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igran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4" office:value-type="string" calcext:value-type="string">
            <text:p>-Արման</text:p>
          </table:table-cell>
          <table:table-cell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Gena</text:p>
          </table:table-cell>
          <table:table-cell table:number-columns-repeated="4"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76];[.E76])" office:value-type="float" office:value="350" calcext:value-type="float">
            <text:p>35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76:.F76])" office:value-type="float" office:value="619.230769230769" calcext:value-type="float">
            <text:p>619.2307692308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2"/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1" office:value-type="float" office:value="0" calcext:value-type="float">
            <text:p>0</text:p>
          </table:table-cell>
          <table:table-cell table:formula="of:=[.E59]/13" office:value-type="float" office:value="0" calcext:value-type="float">
            <text:p>0</text:p>
          </table:table-cell>
          <table:table-cell table:formula="of:=[.F59]/12" office:value-type="float" office:value="0" calcext:value-type="float">
            <text:p>0</text:p>
          </table:table-cell>
          <table:table-cell table:style-name="Default" table:number-columns-repeated="3"/>
          <table:table-cell table:style-name="ce20" office:value-type="float" office:value="11000" calcext:value-type="float">
            <text:p>1100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3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21:27:31.445417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30T21:29:26.962039292</dc:date>
    <meta:editing-duration>PT9H12M17S</meta:editing-duration>
    <meta:editing-cycles>392</meta:editing-cycles>
    <meta:generator>LibreOffice/4.2.6.3$Linux_X86_64 LibreOffice_project/420m0$Build-3</meta:generator>
    <meta:document-statistic meta:table-count="4" meta:cell-count="923" meta:object-count="0"/>
  </office:meta>
</office:document-meta>
</file>